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7224c" officeooo:paragraph-rsid="0007224c"/>
    </style:style>
    <style:style style:name="P2" style:family="paragraph" style:parent-style-name="Text_20_body" style:list-style-name="L1">
      <style:text-properties fo:font-weight="bold" officeooo:rsid="0007224c" officeooo:paragraph-rsid="0007224c" style:font-weight-asian="bold" style:font-weight-complex="bold"/>
    </style:style>
    <style:style style:name="P3" style:family="paragraph" style:parent-style-name="Text_20_body" style:list-style-name="L1">
      <style:text-properties officeooo:rsid="0019e8d8" officeooo:paragraph-rsid="0019e8d8"/>
    </style:style>
    <style:style style:name="T1" style:family="text">
      <style:text-properties officeooo:rsid="00087fdc"/>
    </style:style>
    <style:style style:name="T2" style:family="text">
      <style:text-properties officeooo:rsid="000a64d6"/>
    </style:style>
    <style:style style:name="T3" style:family="text">
      <style:text-properties officeooo:rsid="000bb1f9"/>
    </style:style>
    <style:style style:name="T4" style:family="text">
      <style:text-properties officeooo:rsid="000c6f37"/>
    </style:style>
    <style:style style:name="T5" style:family="text">
      <style:text-properties officeooo:rsid="000c86d0"/>
    </style:style>
    <style:style style:name="T6" style:family="text">
      <style:text-properties officeooo:rsid="000e2034"/>
    </style:style>
    <style:style style:name="T7" style:family="text">
      <style:text-properties officeooo:rsid="000f8c4f"/>
    </style:style>
    <style:style style:name="T8" style:family="text">
      <style:text-properties officeooo:rsid="00130304"/>
    </style:style>
    <style:style style:name="T9" style:family="text">
      <style:text-properties officeooo:rsid="001404af"/>
    </style:style>
    <style:style style:name="T10" style:family="text">
      <style:text-properties officeooo:rsid="001465ad"/>
    </style:style>
    <style:style style:name="T11" style:family="text">
      <style:text-properties officeooo:rsid="0015ba15"/>
    </style:style>
    <style:style style:name="T12" style:family="text">
      <style:text-properties officeooo:rsid="001afe4d"/>
    </style:style>
    <style:style style:name="T13" style:family="text">
      <style:text-properties officeooo:rsid="001d5ba4"/>
    </style:style>
    <style:style style:name="T14" style:family="text">
      <style:text-properties officeooo:rsid="00206b86"/>
    </style:style>
    <style:style style:name="T15" style:family="text">
      <style:text-properties officeooo:rsid="0024d85a"/>
    </style:style>
    <style:style style:name="T16" style:family="text">
      <style:text-properties officeooo:rsid="00258b28"/>
    </style:style>
    <style:style style:name="T17" style:family="text">
      <style:text-properties officeooo:rsid="00269211"/>
    </style:style>
    <style:style style:name="T18" style:family="text">
      <style:text-properties officeooo:rsid="002772e4"/>
    </style:style>
    <style:style style:name="T19" style:family="text">
      <style:text-properties officeooo:rsid="002922a2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oshua 10:1-15</text:h>
      <text:h text:style-name="Heading_20_2" text:outline-level="2">The Amorites Are Defeated</text:h>
      <text:list xml:id="list2836285093" text:style-name="L1">
        <text:list-item>
          <text:p text:style-name="P2">THE BIBLE READING/<text:span text:style-name="T19">PASSAGE</text:span> GOES HERE</text:p>
        </text:list-item>
        <text:list-item>
          <text:p text:style-name="P1">Again, we see the Lord God leading the Israelites. <text:span text:style-name="T1">The Israelites army traveled from Gilgal to Gibeon to fight an Amorite consotium of five armie</text:span><text:span text:style-name="T2">s, they won. </text:span><text:span text:style-name="T3">The Lord ha</text:span><text:span text:style-name="T16">d</text:span><text:span text:style-name="T3"> told them not to fear them, the Lord had guaranteed their victory. </text:span><text:span text:style-name="T4">They won in a dramatic and miraculous fashion, </text:span><text:span text:style-name="T5">after driving the amorite army away </text:span><text:span text:style-name="T6">and killing some fighter</text:span><text:span text:style-name="T8">s</text:span><text:span text:style-name="T5">, the Lord then sent hail storm</text:span><text:span text:style-name="T7">s</text:span><text:span text:style-name="T5"> that killed most of the army. </text:span><text:span text:style-name="T9">On that day Joshua commanded the sun and the moon to stand still and it happened. </text:span><text:span text:style-name="T10">It was the first time ever God had </text:span><text:span text:style-name="T11">obeyed</text:span><text:span text:style-name="T10"> the commands of a human.</text:span></text:p>
        </text:list-item>
        <text:list-item>
          <text:p text:style-name="P3">The Lord is the same yesterday, today and forever. What he did for the Israelites he still <text:span text:style-name="T12">can </text:span>do for us, he fights for us hence we shouldn’t be afraid. <text:span text:style-name="T17">All we</text:span><text:span text:style-name="T13"> need to </text:span><text:span text:style-name="T17">do is to</text:span><text:span text:style-name="T13"> honour and obey his commands. </text:span><text:span text:style-name="T14">The Lord has and still is fighting for us in battle</text:span><text:span text:style-name="T18">s</text:span><text:span text:style-name="T14"> we see and those we don’t. </text:span><text:span text:style-name="T15">The Lord is good, he loves us so much that he gave us his son for our salvation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0:48:54.470544967</meta:creation-date>
    <dc:date>2022-06-22T11:30:12.209068003</dc:date>
    <meta:editing-duration>PT41M4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93" meta:character-count="1001" meta:non-whitespace-character-count="816"/>
  </office:meta>
</office:document-meta>
</file>